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0.6228in"/>
    </style:style>
    <style:style style:name="co3" style:family="table-column">
      <style:table-column-properties fo:break-before="auto" style:column-width="0.667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9669">
            <text:p>0.99669</text:p>
          </table:table-cell>
          <table:table-cell office:value-type="float" office:value="0.00104">
            <text:p>0.001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8737">
            <text:p>0.98737</text:p>
          </table:table-cell>
          <table:table-cell office:value-type="float" office:value="0.00422">
            <text:p>0.004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7312">
            <text:p>0.97312</text:p>
          </table:table-cell>
          <table:table-cell office:value-type="float" office:value="0.00916">
            <text:p>0.009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5431">
            <text:p>0.95431</text:p>
          </table:table-cell>
          <table:table-cell office:value-type="float" office:value="0.01501">
            <text:p>0.015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3081">
            <text:p>0.93081</text:p>
          </table:table-cell>
          <table:table-cell office:value-type="float" office:value="0.02139">
            <text:p>0.021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279">
            <text:p>0.90279</text:p>
          </table:table-cell>
          <table:table-cell office:value-type="float" office:value="0.02833">
            <text:p>0.028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072">
            <text:p>0.87072</text:p>
          </table:table-cell>
          <table:table-cell office:value-type="float" office:value="0.03576">
            <text:p>0.0357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3508">
            <text:p>0.83508</text:p>
          </table:table-cell>
          <table:table-cell office:value-type="float" office:value="0.04344">
            <text:p>0.043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626">
            <text:p>0.79626</text:p>
          </table:table-cell>
          <table:table-cell office:value-type="float" office:value="0.05105">
            <text:p>0.051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5457">
            <text:p>0.75457</text:p>
          </table:table-cell>
          <table:table-cell office:value-type="float" office:value="0.05841">
            <text:p>0.058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office:value-type="float" office:value="0.06544">
            <text:p>0.065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43">
            <text:p>0.6643</text:p>
          </table:table-cell>
          <table:table-cell office:value-type="float" office:value="0.07207">
            <text:p>0.072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82">
            <text:p>0.61682</text:p>
          </table:table-cell>
          <table:table-cell office:value-type="float" office:value="0.07813">
            <text:p>0.078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6852">
            <text:p>0.56852</text:p>
          </table:table-cell>
          <table:table-cell office:value-type="float" office:value="0.08344">
            <text:p>0.083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1991">
            <text:p>0.51991</text:p>
          </table:table-cell>
          <table:table-cell office:value-type="float" office:value="0.08776">
            <text:p>0.0877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42">
            <text:p>0.47142</text:p>
          </table:table-cell>
          <table:table-cell office:value-type="float" office:value="0.09093">
            <text:p>0.0909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2346">
            <text:p>0.42346</text:p>
          </table:table-cell>
          <table:table-cell office:value-type="float" office:value="0.09281">
            <text:p>0.0928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645">
            <text:p>0.37645</text:p>
          </table:table-cell>
          <table:table-cell office:value-type="float" office:value="0.09332">
            <text:p>0.093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076">
            <text:p>0.33076</text:p>
          </table:table-cell>
          <table:table-cell office:value-type="float" office:value="0.09241">
            <text:p>0.092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8674">
            <text:p>0.28674</text:p>
          </table:table-cell>
          <table:table-cell office:value-type="float" office:value="0.09008">
            <text:p>0.090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4474">
            <text:p>0.24474</text:p>
          </table:table-cell>
          <table:table-cell office:value-type="float" office:value="0.08639">
            <text:p>0.086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051">
            <text:p>0.2051</text:p>
          </table:table-cell>
          <table:table-cell office:value-type="float" office:value="0.08142">
            <text:p>0.081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816">
            <text:p>0.16816</text:p>
          </table:table-cell>
          <table:table-cell office:value-type="float" office:value="0.07532">
            <text:p>0.075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3424">
            <text:p>0.13424</text:p>
          </table:table-cell>
          <table:table-cell office:value-type="float" office:value="0.06822">
            <text:p>0.068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365">
            <text:p>0.10365</text:p>
          </table:table-cell>
          <table:table-cell office:value-type="float" office:value="0.06028">
            <text:p>0.060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665">
            <text:p>0.07665</text:p>
          </table:table-cell>
          <table:table-cell office:value-type="float" office:value="0.05168">
            <text:p>0.05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349">
            <text:p>0.05349</text:p>
          </table:table-cell>
          <table:table-cell office:value-type="float" office:value="0.04258">
            <text:p>0.0425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434">
            <text:p>0.03434</text:p>
          </table:table-cell>
          <table:table-cell office:value-type="float" office:value="0.03321">
            <text:p>0.033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934">
            <text:p>0.01934</text:p>
          </table:table-cell>
          <table:table-cell office:value-type="float" office:value="0.02379">
            <text:p>0.023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856">
            <text:p>0.00856</text:p>
          </table:table-cell>
          <table:table-cell office:value-type="float" office:value="0.01465">
            <text:p>0.0146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21">
            <text:p>0.0021</text:p>
          </table:table-cell>
          <table:table-cell office:value-type="float" office:value="0.00619">
            <text:p>0.006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05">
            <text:p>0.00005</text:p>
          </table:table-cell>
          <table:table-cell office:value-type="float" office:value="-0.00086">
            <text:p>-0.0008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36">
            <text:p>0.0036</text:p>
          </table:table-cell>
          <table:table-cell office:value-type="float" office:value="-0.00632">
            <text:p>-0.006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326">
            <text:p>0.01326</text:p>
          </table:table-cell>
          <table:table-cell office:value-type="float" office:value="-0.01087">
            <text:p>-0.0108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83">
            <text:p>0.0283</text:p>
          </table:table-cell>
          <table:table-cell office:value-type="float" office:value="-0.01475">
            <text:p>-0.014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858">
            <text:p>0.04858</text:p>
          </table:table-cell>
          <table:table-cell office:value-type="float" office:value="-0.01784">
            <text:p>-0.0178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39">
            <text:p>0.0739</text:p>
          </table:table-cell>
          <table:table-cell office:value-type="float" office:value="-0.02011">
            <text:p>-0.02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406">
            <text:p>0.10406</text:p>
          </table:table-cell>
          <table:table-cell office:value-type="float" office:value="-0.02161">
            <text:p>-0.0216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3874">
            <text:p>0.13874</text:p>
          </table:table-cell>
          <table:table-cell office:value-type="float" office:value="-0.02236">
            <text:p>-0.0223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759">
            <text:p>0.17759</text:p>
          </table:table-cell>
          <table:table-cell office:value-type="float" office:value="-0.02245">
            <text:p>-0.022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2017">
            <text:p>0.22017</text:p>
          </table:table-cell>
          <table:table-cell office:value-type="float" office:value="-0.02193">
            <text:p>-0.0219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6599">
            <text:p>0.26599</text:p>
          </table:table-cell>
          <table:table-cell office:value-type="float" office:value="-0.02086">
            <text:p>-0.0208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1449">
            <text:p>0.31449</text:p>
          </table:table-cell>
          <table:table-cell office:value-type="float" office:value="-0.01928">
            <text:p>-0.019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6508">
            <text:p>0.36508</text:p>
          </table:table-cell>
          <table:table-cell office:value-type="float" office:value="-0.01721">
            <text:p>-0.017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1714">
            <text:p>0.41714</text:p>
          </table:table-cell>
          <table:table-cell office:value-type="float" office:value="-0.01453">
            <text:p>-0.0145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3">
            <text:p>0.4703</text:p>
          </table:table-cell>
          <table:table-cell office:value-type="float" office:value="-0.011">
            <text:p>-0.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245">
            <text:p>0.5245</text:p>
          </table:table-cell>
          <table:table-cell office:value-type="float" office:value="-0.00678">
            <text:p>-0.0067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7932">
            <text:p>0.57932</text:p>
          </table:table-cell>
          <table:table-cell office:value-type="float" office:value="-0.00245">
            <text:p>-0.002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">
            <text:p>0.634</text:p>
          </table:table-cell>
          <table:table-cell office:value-type="float" office:value="0.00155">
            <text:p>0.0015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877">
            <text:p>0.6877</text:p>
          </table:table-cell>
          <table:table-cell office:value-type="float" office:value="0.00495">
            <text:p>0.0049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3959">
            <text:p>0.73959</text:p>
          </table:table-cell>
          <table:table-cell office:value-type="float" office:value="0.00756">
            <text:p>0.007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8883">
            <text:p>0.78883</text:p>
          </table:table-cell>
          <table:table-cell office:value-type="float" office:value="0.00923">
            <text:p>0.009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3461">
            <text:p>0.83461</text:p>
          </table:table-cell>
          <table:table-cell office:value-type="float" office:value="0.00994">
            <text:p>0.0099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612">
            <text:p>0.87612</text:p>
          </table:table-cell>
          <table:table-cell office:value-type="float" office:value="0.0097">
            <text:p>0.009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1265">
            <text:p>0.91265</text:p>
          </table:table-cell>
          <table:table-cell office:value-type="float" office:value="0.00862">
            <text:p>0.008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4352">
            <text:p>0.94352</text:p>
          </table:table-cell>
          <table:table-cell office:value-type="float" office:value="0.00684">
            <text:p>0.0068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6809">
            <text:p>0.96809</text:p>
          </table:table-cell>
          <table:table-cell office:value-type="float" office:value="0.00461">
            <text:p>0.0046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8582">
            <text:p>0.98582</text:p>
          </table:table-cell>
          <table:table-cell office:value-type="float" office:value="0.00235">
            <text:p>0.002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9646">
            <text:p>0.99646</text:p>
          </table:table-cell>
          <table:table-cell office:value-type="float" office:value="0.00065">
            <text:p>0.0006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Sheet1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3/14/2013</text:date>, <text:time>11:1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ter Guerra</meta:initial-creator>
    <meta:creation-date>2013-03-14T11:06:54</meta:creation-date>
    <dc:date>2013-03-14T11:10:07</dc:date>
    <dc:creator>Winter Guerra</dc:creator>
    <meta:editing-duration>PT3M15S</meta:editing-duration>
    <meta:editing-cycles>1</meta:editing-cycles>
    <meta:document-statistic meta:table-count="4" meta:cell-count="183" meta:object-count="0"/>
    <meta:generator>OpenOffice.org/3.4.1$Unix OpenOffice.org_project/341m1$Build-9593</meta:generator>
  </office:meta>
</office:document-meta>
</file>